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.getExec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Compil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vac.getDes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createSr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c.setMemoryMaximumSize( String memoryMaximum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Extdirs( Path extdi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c.setDebugLevel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checkParamet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mplementationSpecificArgument.setCompiler( String 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createCompile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c.setIncludeDestClasses( boolean includeDest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Failonerror( boolean f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Verb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isIncludeDes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Includejavaruntime( boolean in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isJdkCompiler( String compilerImp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c.getDepre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Includeant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Fil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JavacExecutab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c.setDepend( boolean de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compil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Javac.setTempdir( File t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Nowarn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MemoryInitialSize( String memoryInitia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List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Sourcepath( Path sourc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c.setDeprecation( boolean depre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Src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Listfiles( boolean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ErrorProperty( String error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avac.hasPackageInfo( File [ ] newFi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c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Java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createExtdi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c.createBoot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c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Optim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Compile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c.getTask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Source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AltCompilerName( String anImplementatio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avac.setUpdatedProperty( String updated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Proceed( boolean proce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Debug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De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recreate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c.scanDir( File srcDir , File destDir , String [ ] fi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avac.setSource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Classpath( Path 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c.assumedJavaVers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vac.getCurrentCompilerAr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vac.getTar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c.getMemoryInitia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Extdi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Fail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Bootclasspath( Path boot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c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SystemJava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MemoryMaximum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Srcdir( Path src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c.setExecutable( String forkEx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resetFileL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c.setBoo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Optimize( boolean optim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Includejava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removePackageInfoFiles( File [ ] newFiles , File srcDir , File dest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vac.getTemp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Includeantruntime( boolean in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Sour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Nowa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isForkedJava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c.setCompiler( String 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Destdir(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needsCompilePackageFile( File file , File srcDir , File dest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vac.createSource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c.setFork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getBoo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